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BRUAR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226" calcext:value-type="float">
            <text:p>1226</text:p>
          </table:table-cell>
          <table:table-cell table:style-name="ce23" table:formula="of:=([.B5]*[.B21]*2*[.B26]) + ([.C5]*[.B22]*2*[.B27]) + ([.D5] *[.B23]* 2*[.B27]) + ([.E5]*[.B27])" office:value-type="currency" office:currency="EUR" office:value="227.52" calcext:value-type="currency">
            <text:p>227.52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27.52" calcext:value-type="currency">
            <text:p>227.5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7.064" calcext:value-type="currency">
            <text:p>17.06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44.584" calcext:value-type="currency">
            <text:p>244.58 €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3" office:value-type="string" calcext:value-type="string">
            <text:p>Pot</text:p>
          </table:table-cell>
          <table:table-cell table:style-name="ce42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Ajd </text:p>
          </table:table-cell>
          <table:table-cell table:style-name="ce43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Let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Ajd ↔ Let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35"/>
          <table:table-cell table:style-name="ce44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Prevoz EUR/km</text:p>
          </table:table-cell>
          <table:table-cell table:style-name="ce45" office:value-type="currency" office:currency="EUR" office:value="0.18" calcext:value-type="currency">
            <text:p>0.18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>
          <table:table-cell table:style-name="ce36" office:value-type="string" calcext:value-type="string">
            <text:p>Sluzbeno potovanje EUR/km</text:p>
          </table:table-cell>
          <table:table-cell table:style-name="ce46" office:value-type="currency" office:currency="EUR" office:value="0.37" calcext:value-type="currency">
            <text:p>0.37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  <table:table-cell table:style-name="ce28"/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6:50:18.811953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8-03-09T16:51:24.458803750</dc:date>
    <meta:editing-duration>P1DT15H58M33S</meta:editing-duration>
    <meta:editing-cycles>30</meta:editing-cycles>
    <meta:generator>LibreOffice/6.0.2.1$Linux_X86_64 LibreOffice_project/00m0$Build-1</meta:generator>
    <meta:document-statistic meta:table-count="1" meta:cell-count="54" meta:object-count="0"/>
  </office:meta>
</office:document-meta>
</file>